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officeooo:paragraph-rsid="002029b4"/>
    </style:style>
    <style:style style:name="P4" style:family="paragraph" style:parent-style-name="Text_20_body">
      <style:text-properties officeooo:paragraph-rsid="002455f2"/>
    </style:style>
    <style:style style:name="P5" style:family="paragraph" style:parent-style-name="Text_20_body">
      <style:text-properties officeooo:paragraph-rsid="0028656c"/>
    </style:style>
    <style:style style:name="P6" style:family="paragraph" style:parent-style-name="Text_20_body">
      <style:text-properties officeooo:paragraph-rsid="002b0fa9"/>
    </style:style>
    <style:style style:name="P7" style:family="paragraph" style:parent-style-name="Text_20_body">
      <style:text-properties officeooo:paragraph-rsid="00388490"/>
    </style:style>
    <style:style style:name="P8" style:family="paragraph" style:parent-style-name="Text_20_body">
      <style:text-properties officeooo:paragraph-rsid="003b455e"/>
    </style:style>
    <style:style style:name="P9" style:family="paragraph" style:parent-style-name="Text_20_body">
      <style:text-properties officeooo:paragraph-rsid="0047acbe"/>
    </style:style>
    <style:style style:name="P10" style:family="paragraph" style:parent-style-name="Text_20_body">
      <style:text-properties officeooo:paragraph-rsid="005017ba"/>
    </style:style>
    <style:style style:name="P11" style:family="paragraph" style:parent-style-name="Heading_20_3">
      <style:text-properties officeooo:paragraph-rsid="000f50f9"/>
    </style:style>
    <style:style style:name="P12" style:family="paragraph" style:parent-style-name="Heading_20_3">
      <style:paragraph-properties fo:text-align="center" style:justify-single-word="false"/>
      <style:text-properties officeooo:paragraph-rsid="000f50f9"/>
    </style:style>
    <style:style style:name="P13" style:family="paragraph" style:parent-style-name="Text_20_body">
      <style:paragraph-properties fo:margin-left="0in" fo:margin-right="0in" fo:text-align="start" style:justify-single-word="false" fo:text-indent="0in" style:auto-text-indent="false"/>
      <style:text-properties fo:language="none" fo:country="none" style:language-asian="none" style:country-asian="none"/>
    </style:style>
    <style:style style:name="P14" style:family="paragraph" style:parent-style-name="Text_20_body">
      <style:paragraph-properties fo:margin-left="0in" fo:margin-right="0in" fo:text-align="start" style:justify-single-word="false" fo:text-indent="0in" style:auto-text-indent="false"/>
      <style:text-properties fo:language="none" fo:country="none" officeooo:paragraph-rsid="002763ad" style:language-asian="none" style:country-asian="none"/>
    </style:style>
    <style:style style:name="P15" style:family="paragraph" style:parent-style-name="Text_20_body">
      <style:paragraph-properties fo:margin-left="0in" fo:margin-right="0in" fo:text-align="start" style:justify-single-word="false" fo:text-indent="0in" style:auto-text-indent="false"/>
      <style:text-properties fo:language="none" fo:country="none" officeooo:paragraph-rsid="00375486" style:language-asian="none" style:country-asian="none"/>
    </style:style>
    <style:style style:name="P16" style:family="paragraph" style:parent-style-name="Text_20_body">
      <style:paragraph-properties fo:margin-left="0.9846in" fo:margin-right="0in" fo:text-indent="0in" style:auto-text-indent="false"/>
      <style:text-properties officeooo:paragraph-rsid="0029820e"/>
    </style:style>
    <style:style style:name="P17" style:family="paragraph" style:parent-style-name="Text_20_body">
      <style:paragraph-properties fo:margin-left="0.9846in" fo:margin-right="0in" fo:text-indent="0in" style:auto-text-indent="false"/>
      <style:text-properties officeooo:paragraph-rsid="002eadc6"/>
    </style:style>
    <style:style style:name="P18" style:family="paragraph" style:parent-style-name="Text_20_body">
      <style:paragraph-properties fo:margin-left="0.9846in" fo:margin-right="0in" fo:text-indent="0in" style:auto-text-indent="false"/>
      <style:text-properties officeooo:paragraph-rsid="00388490"/>
    </style:style>
    <style:style style:name="P19" style:family="paragraph" style:parent-style-name="Text_20_body">
      <style:paragraph-properties fo:margin-left="0.9846in" fo:margin-right="0in" fo:text-indent="0in" style:auto-text-indent="false"/>
      <style:text-properties officeooo:paragraph-rsid="003b455e"/>
    </style:style>
    <style:style style:name="P20" style:family="paragraph" style:parent-style-name="Text_20_body">
      <style:paragraph-properties fo:margin-left="0.9846in" fo:margin-right="0in" fo:text-indent="0in" style:auto-text-indent="false"/>
      <style:text-properties officeooo:paragraph-rsid="0052143e"/>
    </style:style>
    <style:style style:name="P21" style:family="paragraph" style:parent-style-name="indent-big">
      <style:paragraph-properties fo:text-align="start" style:justify-single-word="false"/>
      <style:text-properties fo:language="none" fo:country="none" style:language-asian="none" style:country-asian="none"/>
    </style:style>
    <style:style style:name="P22" style:family="paragraph" style:parent-style-name="indent-big">
      <style:paragraph-properties fo:margin-left="0in" fo:margin-right="0in" fo:text-align="start" style:justify-single-word="false" fo:text-indent="2.2402in" style:auto-text-indent="false"/>
      <style:text-properties fo:language="none" fo:country="none" style:language-asian="none" style:country-asian="none"/>
    </style:style>
    <style:style style:name="P23" style:family="paragraph" style:parent-style-name="Text_20_body">
      <style:paragraph-properties fo:margin-left="0.4925in" fo:margin-right="0in" fo:text-indent="0in" style:auto-text-indent="false"/>
      <style:text-properties officeooo:paragraph-rsid="00388490"/>
    </style:style>
    <style:style style:name="P24" style:family="paragraph" style:parent-style-name="Heading_20_1" style:master-page-name="Standard">
      <style:paragraph-properties style:page-number="auto"/>
      <style:text-properties fo:language="none" fo:country="none" style:language-asian="none" style:country-asian="none"/>
    </style:style>
    <style:style style:name="T1" style:family="text">
      <style:text-properties fo:font-style="italic" style:font-style-asian="italic" style:font-style-complex="italic"/>
    </style:style>
    <style:style style:name="T2" style:family="text">
      <style:text-properties officeooo:rsid="00105bb5"/>
    </style:style>
    <style:style style:name="T3" style:family="text">
      <style:text-properties officeooo:rsid="0010c590"/>
    </style:style>
    <style:style style:name="T4" style:family="text">
      <style:text-properties officeooo:rsid="001160b9"/>
    </style:style>
    <style:style style:name="T5" style:family="text">
      <style:text-properties officeooo:rsid="00131786"/>
    </style:style>
    <style:style style:name="T6" style:family="text">
      <style:text-properties officeooo:rsid="00132abb"/>
    </style:style>
    <style:style style:name="T7" style:family="text">
      <style:text-properties officeooo:rsid="0015451c"/>
    </style:style>
    <style:style style:name="T8" style:family="text">
      <style:text-properties officeooo:rsid="0015fe1b"/>
    </style:style>
    <style:style style:name="T9" style:family="text">
      <style:text-properties officeooo:rsid="0016ac27"/>
    </style:style>
    <style:style style:name="T10" style:family="text">
      <style:text-properties officeooo:rsid="0016d9c1"/>
    </style:style>
    <style:style style:name="T11" style:family="text">
      <style:text-properties officeooo:rsid="00177ea2"/>
    </style:style>
    <style:style style:name="T12" style:family="text">
      <style:text-properties officeooo:rsid="001a0ff3"/>
    </style:style>
    <style:style style:name="T13" style:family="text">
      <style:text-properties officeooo:rsid="001b1cea"/>
    </style:style>
    <style:style style:name="T14" style:family="text">
      <style:text-properties officeooo:rsid="001d3f43"/>
    </style:style>
    <style:style style:name="T15" style:family="text">
      <style:text-properties officeooo:rsid="001ee9d7"/>
    </style:style>
    <style:style style:name="T16" style:family="text">
      <style:text-properties officeooo:rsid="001f2dae"/>
    </style:style>
    <style:style style:name="T17" style:family="text">
      <style:text-properties officeooo:rsid="002029b4"/>
    </style:style>
    <style:style style:name="T18" style:family="text">
      <style:text-properties officeooo:rsid="0021d915"/>
    </style:style>
    <style:style style:name="T19" style:family="text">
      <style:text-properties officeooo:rsid="00235e0f"/>
    </style:style>
    <style:style style:name="T20" style:family="text">
      <style:text-properties fo:font-variant="normal" fo:text-transform="none" fo:color="#000000" style:font-name="FreeSerif" fo:font-size="12pt" fo:font-style="normal" fo:font-weight="normal" fo:background-color="#ffffff" loext:char-shading-value="0" style:font-size-asian="12pt" style:font-size-complex="12pt"/>
    </style:style>
    <style:style style:name="T21" style:family="text">
      <style:text-properties officeooo:rsid="002455f2"/>
    </style:style>
    <style:style style:name="T22" style:family="text">
      <style:text-properties officeooo:rsid="00262c81"/>
    </style:style>
    <style:style style:name="T23" style:family="text">
      <style:text-properties officeooo:rsid="0027090f"/>
    </style:style>
    <style:style style:name="T24" style:family="text">
      <style:text-properties officeooo:rsid="0027336b"/>
    </style:style>
    <style:style style:name="T25" style:family="text">
      <style:text-properties officeooo:rsid="002763ad"/>
    </style:style>
    <style:style style:name="T26" style:family="text">
      <style:text-properties officeooo:rsid="0028656c"/>
    </style:style>
    <style:style style:name="T27" style:family="text">
      <style:text-properties officeooo:rsid="0029820e"/>
    </style:style>
    <style:style style:name="T28" style:family="text">
      <style:text-properties officeooo:rsid="002a234a"/>
    </style:style>
    <style:style style:name="T29" style:family="text">
      <style:text-properties officeooo:rsid="002b575d"/>
    </style:style>
    <style:style style:name="T30" style:family="text">
      <style:text-properties officeooo:rsid="002cb16c"/>
    </style:style>
    <style:style style:name="T31" style:family="text">
      <style:text-properties officeooo:rsid="0031db1b"/>
    </style:style>
    <style:style style:name="T32" style:family="text">
      <style:text-properties officeooo:rsid="00327653"/>
    </style:style>
    <style:style style:name="T33" style:family="text">
      <style:text-properties officeooo:rsid="0033af24"/>
    </style:style>
    <style:style style:name="T34" style:family="text">
      <style:text-properties officeooo:rsid="0034424c"/>
    </style:style>
    <style:style style:name="T35" style:family="text">
      <style:text-properties officeooo:rsid="00363834"/>
    </style:style>
    <style:style style:name="T36" style:family="text">
      <style:text-properties officeooo:rsid="00375486"/>
    </style:style>
    <style:style style:name="T37" style:family="text">
      <style:text-properties officeooo:rsid="00388490"/>
    </style:style>
    <style:style style:name="T38" style:family="text">
      <style:text-properties officeooo:rsid="0039575f"/>
    </style:style>
    <style:style style:name="T39" style:family="text">
      <style:text-properties officeooo:rsid="003b455e"/>
    </style:style>
    <style:style style:name="T40" style:family="text">
      <style:text-properties officeooo:rsid="003d14fa"/>
    </style:style>
    <style:style style:name="T41" style:family="text">
      <style:text-properties officeooo:rsid="003d24c7"/>
    </style:style>
    <style:style style:name="T42" style:family="text">
      <style:text-properties officeooo:rsid="003d51bc"/>
    </style:style>
    <style:style style:name="T43" style:family="text">
      <style:text-properties officeooo:rsid="003e0318"/>
    </style:style>
    <style:style style:name="T44" style:family="text">
      <style:text-properties officeooo:rsid="00422cde"/>
    </style:style>
    <style:style style:name="T45" style:family="text">
      <style:text-properties officeooo:rsid="00461c1f"/>
    </style:style>
    <style:style style:name="T46" style:family="text">
      <style:text-properties officeooo:rsid="004b4e28"/>
    </style:style>
    <style:style style:name="T47" style:family="text">
      <style:text-properties officeooo:rsid="004b75cf"/>
    </style:style>
    <style:style style:name="T48" style:family="text">
      <style:text-properties officeooo:rsid="004cee7b"/>
    </style:style>
    <style:style style:name="T49" style:family="text">
      <style:text-properties officeooo:rsid="004eae8b"/>
    </style:style>
    <style:style style:name="T50" style:family="text">
      <style:text-properties officeooo:rsid="004f539d"/>
    </style:style>
    <style:style style:name="T51" style:family="text">
      <style:text-properties officeooo:rsid="005017ba"/>
    </style:style>
    <style:style style:name="T52" style:family="text">
      <style:text-properties officeooo:rsid="0050933c"/>
    </style:style>
    <style:style style:name="T53" style:family="text">
      <style:text-properties officeooo:rsid="0051b2c8"/>
    </style:style>
    <style:style style:name="T54" style:family="text">
      <style:text-properties officeooo:rsid="005214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Круглая Радуга</text:h>
      <text:p text:style-name="P1">Посвящается Ричарду Фаринья</text:p>
      <text:h text:style-name="P12" text:outline-level="3">1</text:h>
      <text:h text:style-name="P12" text:outline-level="3">За пределами Нуля</text:h>
      <text:h text:style-name="P11" text:outline-level="3"> </text:h>
      <text:p text:style-name="P2">Природа не знает уничтожения; ей известно лишь превращение. Всё, чему меня научила наука, и продолжает учить, подтверждает мою убеждённость в продолжении нашего духовного бытия после смерти. </text:p>
      <text:p text:style-name="P1">—Вернер фон Браун <text:s text:c="23"/><text:tab/></text:p>
      <text:p text:style-name="Text_20_body"><draw:frame draw:style-name="fr1" draw:name="Image1" text:anchor-type="paragraph" svg:width="6.9252in" svg:height="0.3661in" draw:z-index="1"><draw:image xlink:href="Pictures/1000000000000B720000009B428C9716555D8079.png" xlink:type="simple" xlink:show="embed" xlink:actuate="onLoad" loext:mime-type="image/png"/></draw:frame></text:p>
      <text:p text:style-name="Text_20_body"><text:s/></text:p>
      <text:p text:style-name="Text_20_body">Всё ближе визг и скрежет с неба. Это уже бывало, но никогда ещё с такой неотвратимостью. </text:p>
      <text:p text:style-name="Text_20_body">Всё теперь слишком поздно. И хотя Эвакуация продолжается, это уже просто театр. Освещение в вагонах отключено. Нигде вообще нет света. Над ним опорные балки купола, древние как железные кровати королевской величины, и, где-то совсем высоко, стекло, чтобы проникал дневной свет. Но вокруг ночь. Жутко представить обвал этих стёкол—совсем уже скоро—спектакль, <text:span text:style-name="T2">закачаешься</text:span>: хрустальный дворец вдр<text:span text:style-name="T2">ызг</text:span>. Однако, в полной темноте, без проблеска света, <text:span text:style-name="T3">только</text:span> незримый грохот обрушения. </text:p>
      <text:p text:style-name="Text_20_body">Посреди особого вагона, многоярусного, он погружён в бархатисто глубокий мрак, сидит без курева, ощущает трение металла, тут и там, в сцепках, отрывистые выхлопы пара, вибрацию вагонной основы, напряжённость, скованность, и всех остальных, что сюда втиснуты, слабаки, стадо овец упустивших удачу и время: алкаши, ветераны, всё ещё в ступоре от артобстрела двадцатилетней давности, прохиндеи в городском прикиде, бродяги, истерзанные женщины с несусветно бесчисленными выводками детей порастыкан<text:span text:style-name="T2">н</text:span>ых среди прочей всячины, которую <text:span text:style-name="T4">приходится</text:span> волочить к спасению. Различаются лица лишь тех, кто поближе, да и то в виде серебристых очертаний из видоискателя, как лица ВИПов за пуленепробиваемой зеленью стёкол несущихся по городу автомобилей.... </text:p>
      <text:p text:style-name="Text_20_body">Тронулась. Покатила цепочка, оставляя вокзал, оставляя центр города, потянула<text:span text:style-name="T4">с</text:span>ь через его изнанку, районы запустения. Может выберемся? Лица обёрнуты к окнам, но спросить не хватает духа, вслух не осмеливаются. Падает дождь. Нет, это не высвобождение, а неизбывное увязание в узах—они впутываются под арки, тайные входы в <text:span text:style-name="T5">трухлый</text:span> бетон, <text:span text:style-name="T5">что лишь</text:span> с виду ведут в подземный туннель… какая-то конструкция из почернелой древесины медленно пришла в движение над головой, и расплылись запахи угля <text:span text:style-name="T6">давно</text:span> минувших дней, запахи керосинных зим, воскресных дней без уличного движения, кораллоподобно <text:span text:style-name="T7">необъяснимого</text:span> живого роста, начали вписыват<text:span text:style-name="T7">ь</text:span>ся в крутизны поворотов и миновать одиночные разъезды с кислым запахом <text:soft-page-break/>отсутствия подвижного состава, вызревающей ржавчины, что нарастает сквозь опустошённость этих дней сверкающих глубиной, особенно на рассвете, в синеве теней, в попытке отрезать ей дорогу и вернуть происходящее к Абсолютному Нулю… по мере удаления, <text:span text:style-name="T7">беднеет</text:span> вид… развалюхи тайных поселений нищеты, названия, которых он и не слыхивал… руины стен, а крыш всё меньше, и всё меньше шансов на огонёк… путь, что должен был бы слиться с широкой магистралью, становится всё раздолбанней, пустыннее, вьётся всё теснее и круче покуда как-то сразу, слишком резко, они оказываются под последней аркой: тормоза схватили намертво, аж подбросило. Это приговор, который обжалованию не подлежит. </text:p>
      <text:p text:style-name="Text_20_body">Поезд остановился. Здесь кончились пути. Всем беженцам приказано сходить. Они движутся <text:span text:style-name="T8">замедлено</text:span>, но и не противясь. Те, что их направляют, в кокардах свинцового цвета, делают своё дело молча. Их встречает огромный, очень старый и тёмный отель, железный придаток путей и разъездов, по которым их сюда привезли.... Шары фонарей, на <text:span text:style-name="T9">опорах</text:span> в тёмно-зелёной краске, свисают <text:span text:style-name="T10">чуть </text:span>ниже загогулин железных карнизов, не включались веками… толпа движется без ропота, без кашля, по коридорам прямым и практичным, как проходы большого склада… бархатн<text:span text:style-name="T11">о</text:span> чёрные перегородки сдерживают движение: пахнет старым деревом, заброшенными коридорами, что всегда под замком, но теперь отперты, вместить нахлынувшие души, холодной штукатуркой, где вымерли все крысы <text:span text:style-name="T12">до единой </text:span>и только <text:span text:style-name="T13">лишь </text:span>призраки их, <text:span text:style-name="T13">недвижимые подобно</text:span> рисунк<text:span text:style-name="T13">ам</text:span> в пещере, застыли <text:span text:style-name="T13">по</text:span> стена<text:span text:style-name="T13">м</text:span> упрямым свечением… беженцев забирают партиями, на лифте—дощатая п<text:span text:style-name="T13">одъём</text:span>ная платформа открыта со всех сторон, её тянут вверх старые просмоленные верёвки через чугунные блоки, чьи спицы отлиты в форме <text:span text:style-name="T1">Ss</text:span>. На каждом <text:span text:style-name="T14">из </text:span>этаже<text:span text:style-name="T14">й</text:span> беженцы продвигаются и <text:span text:style-name="T14">пере</text:span>ходят на коричневый пол… тут тысячи этих тихих комнат без света…. </text:p>
      <text:p text:style-name="P3">Некоторые отстранённо ждут, кто-то уже делит своё невидимое помещение с другими. Не видно не зги, да, хотя <text:span text:style-name="T14">чего уж</text:span> перебирать <text:span text:style-name="T14">меблировкой</text:span>, раз <text:span text:style-name="T14">докатились</text:span> до такого? Под ногами хрустит древнейшая грязь города, последние напластования всего, что город <text:span text:style-name="T14">отжал</text:span>, чем <text:span text:style-name="T14">пуг</text:span>ал, лгал своим детям. Кому не сл<text:span text:style-name="T15">ышался этот</text:span> голос, <text:span text:style-name="T15">задушевный такой</text:span>, типа, <text:span text:style-name="T15">только между нами</text:span>: «<text:span text:style-name="T15">Да</text:span> ты <text:span text:style-name="T15">ж </text:span>и <text:span text:style-name="T15">сам </text:span>не вери<text:span text:style-name="T16">л</text:span>, <text:span text:style-name="T15">что</text:span> спасёшься. <text:span text:style-name="T17">Чего там</text:span>, теперь-<text:span text:style-name="T16">то все</text:span> мы уж<text:span text:style-name="T16">е</text:span> знаем <text:span text:style-name="T16">кто мы и что</text:span>. Никто и не собирался спасать <text:span text:style-name="T1">тебя</text:span>, дружище....» </text:p>
      <text:p text:style-name="Text_20_body">Выхода нет. Лежи и жди, тихо лежи, не двигайся. Визг с неба не затихает. Когда это случится, то в темноте, или с каким-то своим светом? Свет при<text:span text:style-name="T17">ходит</text:span> до, или после? </text:p>
      <text:p text:style-name="P4"><text:span text:style-name="Emphasis">Но уже светло. </text:span>И сколько уже от рассвета? Всё это время свет проливался внутрь вместе с холодным утренним воздухом, что струится теперь по его соск<text:span text:style-name="T20">а́</text:span>м: начинает различаться сб<text:span text:style-name="T18">род</text:span> <text:span text:style-name="T18">перепившихся</text:span> <text:span text:style-name="T19">гуляк</text:span>, и в форме, и без, в обнимку с пустыми или полупустыми бутылками, <text:span text:style-name="T19">тут</text:span> развесился на стуле, <text:span text:style-name="T19">там</text:span> свернулся калачиком в нетопленном камине, вон те раскинулись на диванах, <text:span text:style-name="T19">поверх затоптанных</text:span> ковр<text:span text:style-name="T19">ов</text:span>, в шезлонгах на разных уровнях громадного зала, храпя<text:span text:style-name="T19">т</text:span> и сопя<text:span text:style-name="T19">т</text:span> на все лады <text:span text:style-name="T19">вторящим самому себе</text:span> хором, покуда свет Лондона, зимний тягучий свет, ширится в вертикальных переплётах окон, проступает в слоях вчерашнего дыма, что до сих пор свисает, редея, с навощённых балок потолка. А рас<text:span text:style-name="T19">тянувшиеся</text:span> вокруг горизонталы, товарищи по оружию, поразрумянились, <text:span text:style-name="T19">будто</text:span> компашка голландских мужиков, которым снится их воскрешение в следующие пару минут. </text:p>
      <text:p text:style-name="Text_20_body"><text:soft-page-break/>По званию он Капитан, имя <text:span text:style-name="T21">Джеффри</text:span> («Пират») Прентис. Поверх него тёплое одеяло шотландской расцветки из оранжевого, ржавого, алого. У его черепа такое ощущение, словно <text:span text:style-name="T21">его</text:span> отли<text:span text:style-name="T21">ли</text:span> из металла. </text:p>
      <text:p text:style-name="Text_20_body">Прямиком над ним, на высоте четырёх метров, Тэди Блот вот-вот свалится с балкончика музыкантов, <text:span text:style-name="T21">из</text:span>брав для падения дыру, которую кто-то в грандиозном бзике прошиб несколько недель назад в эбонитовых до<text:span text:style-name="T21">ще</text:span>чках балюстрады. Теперь, в своей отключке, Блот мало-помалу свесился в провал, головой, руками, туловищем, единственное, что всё ещё удерживает его там наверху, это узкий фужер для шампанского воткнутый в задний карман, который как-то там за что-то зацепился— </text:p>
      <text:p text:style-name="P4">И тут Пирату уже удалось сесть на своей узкой холостяцкой кровати и зыркнуть вверх. Какой ужас. Просто ужасно бля… сверху раздаётся треск материи. Спецподготовка к исполнению особых заданий выработала в нём быстроту реакций. Соскакивая с кровати, он ударом ноги посылает её катнуться на своих колёсиках в направлении Блота. Рухнув, Блот шмякается точно посерёдке под громкий <text:span text:style-name="T21">аккомпанемент</text:span> зазвякавших пружин сетки. Одна из ножек отлетает прочь. «Доброе утро»,– <text:span text:style-name="T21">за</text:span>мечает Пират. Блот кратко улыбается и засыпает снова, уютно укутавшись в одеяло Пирата. </text:p>
      <text:p text:style-name="Text_20_body">Блот один из квартирантов в этом мезонине воздвигнутом в прошлом веке, неподалёку от Набережной Челси, Коридоном Роспом, который был дружен с Розетти, носил визитку и увлекался культивацией фармацевтических растений на крыше здания (недавно молодой Осби Фил возродил эту традицию), слишком мало привычных к туманам с холодами и возвращавшихся как правило, в виде фрагментов специфичных алкалоидов, в почву на крыше, куда <text:span text:style-name="T21">помимо этого</text:span> шло <text:span text:style-name="T22">также</text:span> удобрение от троицы призовых Вессекских свиноматок размещённых там восприемником Роспа, и опавшие листья многих декоративных деревьев трансплантированных на крышу последующими обитателями, а плю<text:span text:style-name="T23">с</text:span> к тому добавки из недопереваренной пищи <text:span text:style-name="T23">отрыгнувшейся</text:span> или же выблеванной тем или иным утончённым эпикурейцем—всё это впоследствии смешалось, лемехами смен времён года, в напластование, чуть ли не <text:span text:style-name="T23">с</text:span> полметра, невероятного чернозёма, на котором способно произрастать всё что угодно, хотя бы даже и бананы. Пират, доведённый до отчаяния дефицитом военного времени на бананы, решил соорудить на крыше стеклянную оранжерею и уговорил друга, который летал по маршруту Рио-Асунсьон-Форт-Лами, прихватить для него саженцы банана, три, на крайний случай парочку, в обмен на фотокамеру германского производства, как только Пирата сбросят туда на парашюте для следующего задания. </text:p>
      <text:p text:style-name="Text_20_body">Пират славится своими Банановыми Завтраками. От едоков отбоя нет, ломятся сюда со всей Англии, даже те, у кого аллергия либо неодолимая несовместимость с бананами, <text:span text:style-name="T23">желают </text:span>хоть одним глазком <text:span text:style-name="T23">взглянуть</text:span>—потому что взаимодействие бактерий, в почве из органических колец, цепочек и сетей, в которых сам Бог концов не сыщет, позволяет фруктам вырастать до полуметра, да, невероятно, но факт. </text:p>
      <text:p text:style-name="Text_20_body">Пират стоит в туалете и ссыт, с головой свободной от наималейшей мысли. Затем продевает себя в шерстяной халат, который он носит наизнанку для недосягаемости кармана с сигаретами, хоть это не слишком-то помогает и, огибая тёплые тела друзей, пробирается к высоким французским <text:soft-page-break/>окнам, выскальзывает в холод снаружи, а когда тот шибанул по пломбам в его зубах, чуть стонет, поднимается по винтовой лестнице, что кругами ведёт в сад на крыше и на миг замирает, глядя на реку. Солнце всё ещё ниже горизонта. Похоже без дождя не обойдётся, но покуда что в воздухе необычайная прозрачность. Громада электростанции и нефтеперегонный за нею проступают чётко: трубы, сифоны, башни, колонны, крученные клубы пара и дыма…. </text:p>
      <text:p text:style-name="Text_20_body">– Ххахх!– Пират в беззвучном рёве следит как его выдох всплывает над парапетами, «ххахх!» Верхушки крыш в утреннем танце. Его гигантские вязки бананов, сияюще жёлтых, влажно зелёных. Друзья там внизу спят и видят в своих снах Банановый Завтрак. Этот дочиста драенный день обещает стать не хуже, чем любой— </text:p>
      <text:p text:style-name="Text_20_body">Ой ли? Далеко на востоке, в самом низу розовеющего неба что-то сверкнуло, очень ярко. Новая звезда, совсем незаметная. Он опирается на парапет, всматриваясь. Искристая точка уже <text:span text:style-name="T23">о</text:span>бернулась белой вертикальной чёрточкой. Должно быть уже где-то над Северным морем… не ближе… внизу ледяные поля и холодное пятно солнца…. </text:p>
      <text:p text:style-name="Text_20_body">Что это? Раньше такого не было. Но Пират всё равно знает что. Он видел фильм, всего пару недель назад… это след испарения. Уже выше на ширину пальца. И это не самолёт. Отвесно вверх самолёт не запускают. Это новая, и всё ещё Самая Секретная, немецкая ракета бомба. </text:p>
      <text:p text:style-name="Text_20_body">– Получите и распишитесь,– это он произнёс или только подумал? Он подтянул обтрёпанный пояс халата. Ну, у этой хрени радиус действия 200 миль. Ты же не можешь различить след испарения за 200 миль, как видно, можешь. </text:p>
      <text:p text:style-name="Text_20_body">О? Никаких о: за дугой поверхности земного шара, к востоку, солнце оттуда, только что взошло над Голландией, ударяет в выхлопные пары ракеты, все эти капли, кристалы, заставляет ярко блестеть через море…. </text:p>
      <text:p text:style-name="Text_20_body">Белая линия, резко, прекратила свой подъём. Подача горючего прервана, выгорело, как там по ихнему… <text:span text:style-name="Emphasis">Brennschluss.</text:span> У нас нет такого. Или засекречено. Основание линии, изначальная звёздочка, начало уже теряться в красном рассвете. Но ракета грянет тут прежде, чем Пират увидит восход солнца. </text:p>
      <text:p text:style-name="Text_20_body">След, смазанный, слегка порванный натрое, висит в небе. Сама ракета, уже как чисто баллистический снаряд, взвилась выше. Теперь невидима. </text:p>
      <text:p text:style-name="Text_20_body">Может надо что-то сделать… дозвониться в штаб в Станморе, должны засечь её радарами над Проливом—нет: нет времени, правда. Меньше пяти минут от Гааги сюда (столько же, чтоб дошагать до чайной на углу… чтобы солнца свет согрел планету любви… времени ни на что не осталось.) Выбежать на улицу? Предупредить остальных? </text:p>
      <text:p text:style-name="Text_20_body">Собирай бананы. Он топает по чёрному компосту в оранжерею. Чувствует как подпёрло срать. Ракета, на высоте в шестьдесят миль, сейчас, наверно, приближается к пику своей траектории… начинает падение… сейчас…. </text:p>
      <text:p text:style-name="Text_20_body">Каркас пронизан дневным светом, молочные стёкла благодушно лучатся вниз. Откуда тут быть зиме—даже такой—достаточно суровой чтобы состарить это железо, которое может петь на ветру, или застить эти окна, за которыми другая пора года, обманом сохранённая? </text:p>
      <text:p text:style-name="Text_20_body"><text:soft-page-break/>Пират взглядывает на свои часы. Не с чего отсчитать. Поры лица начинает пощипывать. Стирая все мысли—как учат <text:span text:style-name="T24">командос</text:span>—он шагнул во влажную теплынь своей бананной, начинает сбор самых спелых и лучших в подставленную полу своего халата. Позволяя себе лишь вести счёт бананов, голоного ступая между их висячих вязок, среди этих жёлтых канделябров, в этом тропическом сумраке…. </text:p>
      <text:p text:style-name="Text_20_body">Обратно в зиму. Бывший след напрочь исчез с неба. Кожу Пирата покрывает пот холодный почти до точки замерзания. </text:p>
      <text:p text:style-name="Text_20_body">Какое-то время уходит, чтобы закурить сигарету. Он не услышит как долетит эта хрень. Скорость её больше скорости звука. Первым делом ты засекаешь вспышку. Только потом, если ты ещё жив, докатывается звук её приближения. </text:p>
      <text:p text:style-name="Text_20_body">Что если попадёт точнёхонько—ах, нет—вся эта жуткая масса сверху, долбанёт по черепу в темечко.... </text:p>
      <text:p text:style-name="Text_20_body">Нахохлив плечи, Пират несёт свои бананы по винтовой лестнице. </text:p>
      <text:p text:style-name="P21"><draw:frame draw:style-name="fr1" draw:name="Image2" text:anchor-type="paragraph" svg:width="6.9252in" svg:height="0.3661in" draw:z-index="0"><draw:image xlink:href="Pictures/1000000000000B720000009B428C9716555D8079.png" xlink:type="simple" xlink:show="embed" xlink:actuate="onLoad" loext:mime-type="image/png"/></draw:frame></text:p>
      <text:p text:style-name="P13"/>
      <text:p text:style-name="P14">Через патио в синей облицовке, в дверь кухни. Наезженная лыжня: включить американский блендер, что выиграл у Янки в покер прошлым летом, ставки не выше наличости на столе, где-то на севере, теперь уж не вспомнить… Нарезать бананы кусками. Засыпать кофе в кофейник. Достать банку молока из холодильника. Пюре «наны в молоке». Прелестно. Я покрою все изъеденные выпивкой желудки Англии... Кусочек марга, нет, ещё не завонялся, на сковородку. Начистить ещё бананов, порезать вдоль. Марг шкварчит, эти длинные туда. Электропечка шандарахнет и взорвёт всех нас в один прекрасный день, ох, ха,ха, как пить дать. Начистить целые бананы для гриля пока нагреется. Где эти зефиры…. </text:p>
      <text:p text:style-name="Text_20_body">На кухню, покачиваясь, прибрёл Тэди Блот, голова укутана одеялом Пирата, поскользнулся на кожуре банана и шлёпнулся на задницу. «Самоубился»,– бормочет он. </text:p>
      <text:p text:style-name="Text_20_body">– Немцы сделают это вместо тебя. Угадай что я видел с крыши. </text:p>
      <text:p text:style-name="Text_20_body">– Как летела та V-2?</text:p>
      <text:p text:style-name="Text_20_body">– A4, да. </text:p>
      <text:p text:style-name="Text_20_body">– Я видел её из окна. Минут десять назад. Странный вид, нет? С тех пор всё тихо, а ты слышал? Наверно, недолёт. В море, что ли. </text:p>
      <text:p text:style-name="Text_20_body">– Десять минут?– пытается свериться со своими часами. </text:p>
      <text:p text:style-name="Text_20_body">– Не меньше.– Блот сидит на полу, впихивая кожуру в лацкан своей пижамы изобразить бутоньерку. </text:p>
      <text:p text:style-name="Text_20_body">Пират идёт к телефону и всё-таки звонит в Стенмор. Придётся проходить обычную, долгую рутину, но он уже разуверился в увиденной им ракет<text:span text:style-name="T25">e</text:span>. Господь выдернул её ради него из <text:soft-page-break/>безвоздушного неба, как стальной банан. «Прентис на связи, у вас там пикнуло что-то из Голландии только что? Ага. Ага. Да, мы видели.» Так вот и отбивается у человека охота к любованию восходами. Он положили трубку. «Они потеряли её над береговой линией. Говорят случился преждевременный <text:span text:style-name="Emphasis">Brennschluss</text:span>». </text:p>
      <text:p text:style-name="Text_20_body">– Не кисни,– говорит Блот пробираясь обратно к разбитой кровати.– Будут ещё другие. </text:p>
      <text:p text:style-name="P5">Старый добряк Блот, всегда найдёт чем утешить. <text:span text:style-name="T25">Вы</text:span>жидая секунд<text:span text:style-name="T26">у-другую</text:span>, на случай если перезвонят из Стенмора, Пират думал, Опасность позади, Банановый завтрак спасён. Но это только лишь отсрочка. Не так ли. Наверняка будут и другие, и каждая может свалиться на него. Никому, по обе стороны фронта, не известно сколько будет ещё других. Или просто не смотреть в небо? </text:p>
      <text:p text:style-name="Text_20_body">Осби Фил стоит на балкончике музыкантов, держит один из самых крупных бананов Пирата так, чтобы тот торчал из ширинки его полосатой пижамы—другой рукой наяривает по его желтушному изгибу триоли на 4/4 к потолку, встречает рассвет нижеследующим: </text:p>
      <text:p text:style-name="P16">А ну, оторви-ка свою жопу от пола,</text:p>
      <text:p text:style-name="P16">(пожуй банан-чик) </text:p>
      <text:p text:style-name="P16">Зубы почисть и вперёд, на войну! </text:p>
      <text:p text:style-name="P16">Махни на прощанье <text:span text:style-name="T27">своей </text:span>спящей стране, </text:p>
      <text:p text:style-name="P16">И мечтам пошли поцелуй, </text:p>
      <text:p text:style-name="P16">Скажи Мисс Гребл, </text:p>
      <text:p text:style-name="P16">У тебя не стои́т, </text:p>
      <text:p text:style-name="P16">И не встанет до самой Победы, о, </text:p>
      <text:p text:style-name="P16">Но в мирное время всё будет торчком, </text:p>
      <text:p text:style-name="P16">(пожуй банан-чик) </text:p>
      <text:p text:style-name="P16">Вино шипучее, девульки жгучие— </text:p>
      <text:p text:style-name="P16">Осталось лишь пару немчур победить,</text:p>
      <text:p text:style-name="P16">Так улыбнись пошире, улыбкой лучшей в мире, </text:p>
      <text:p text:style-name="P16">Не заставляй нас повторять— </text:p>
      <text:p text:style-name="P16">Тебе пора от пола жопу оторвать! </text:p>
      <text:p text:style-name="Text_20_body">Там есть ещё и второй куплет, но не успел он перейти, как на резвящегося Осби Фила навалились и надавали по шее, отчасти даже его здоровенным бананом, Бартли Габич, ДеКаверли Пакс, и Морис («Саксофон») Рид, не считая остальных. </text:p>
      <text:p text:style-name="Text_20_body">На кухне, зефиры с чёрного рынка шмякаются в сироп налитый в верхнюю ёмкость пароварки Пирата, и вскоре там же начинают исходить крупными пузырями. Кофе варится. На деревянной вывеске паба, однажды отважно захваченной, в дневном налёте, пьяным Бартли Г<text:span text:style-name="T27">а</text:span>бичем, <text:soft-page-break/>поперёк которо<text:span text:style-name="T27">й</text:span> всё ещё сохранилась витиеватая надпись МАШИНИСТ И КОЛЕНВАЛ, Тэди Блот крошит бананы здоровенным равнобедренным ножом, из-под нервного лезвия которого Пират одной рукой отгребает блондинистое крошево в вафельное тесто упругое от свежих куриных яиц, тех что Осби Фил выменял на равное количество мячиков для гольфа, которые в эту зиму попадаются даже реже, чем свежие яйца, а другой рукой сбивает фрукты, без лишнего напряга, проволочным венчиком, покуда сам Осби Фил, хмуро и часто прикладываясь к виски Бочка-69 с водой в четверть-литровой молочной бутылке, следит за бананами на сковородке и в гриле. У выхода в синее патио стоят ДеКаверли Пакс и Жокин Стик рядом с бетонной масштабной моделью вершины Юнгфрау, которую какой-то энтузиаст моделировал и воссоздавал ещё в середине 20-х пока ему не дошло, что она не пролезет ни в одну из дверей, и хлещут склоны знаменитой горы красными резиновыми грелками набитыми кубиками льда в целях производства ледяной крошки для бананового фраппе Пирата. С их однодневной щетиной, всклоченными волосами, глазами налившимися кровью, со смрадом в их дыхании, ДеКаверли и Жокин, типа, пара опустившихся богов, что приеблись зачем-то к сраному леднику. </text:p>
      <text:p text:style-name="Text_20_body">Повсеместно в мезонине, прочие собутыльники выпутываются из одеял (кто-то пердит, всё ещё в кошмарном сне, где его сбросили на парашюте), ссут в раковины в ванной, уныло смотрятся в вогнутые зеркальца для бритья, шлёпают воду, без чёткого плана зачем, на свои головы редеющих волос, впрягаются в постромки портупеи, кремят обувь от дождя, что пойдёт днём, рукой чьи мускулы уже изнемогают, напевают обрывки популярных песен, которые они не всегда знают, лежат, полагая что греются, в полосах нового солнца, которое пробивается в оконные створки, пытаются говорить о службе, к которой придётся приступать уже меньше, чем через час, служаки и вояки, зевают, колупаются в носу, рыщут по тумбочкам и полкам, в поисках опохмелки от всего того, чем отключались накануне. </text:p>
      <text:p text:style-name="P6">И вот <text:span text:style-name="T27">по</text:span> все<text:span text:style-name="T27">м</text:span> комнат<text:span text:style-name="T27">ам</text:span> ширится, <text:s/>сменяя застойный дым ночи, <text:span text:style-name="T28">вперемешку с </text:span>алкогол<text:span text:style-name="T28">ем</text:span> и п<text:span text:style-name="T20">о́</text:span>т<text:span text:style-name="T28">ом</text:span>, хрупкий, райск<text:span text:style-name="T29">и</text:span>-банановый аромат Завтрака: роскошный, обволакивающий, удивляющий больше, чем цвет лучей зимнего солнца, покоряющий не животной остротой и обилием, но изысканной сложностью сплетения своих молекул, передающих магический секрет благодаря которому—пусть и не часто, <text:span text:style-name="T29">но вот </text:span>так, без экивоков, Смерть посылают на хуй—живая генетическая цепочка оказывается достаточно лабиринтной, чтоб сохран<text:span text:style-name="T31">я</text:span>ть какое-то людское лицо на десять двадцать поколений… именно это утверждение-посредством-структуры позволяет этому утреннему банановому запаху <text:span text:style-name="T29">посреди</text:span> войн<text:span text:style-name="T29">ы</text:span> струиться, преобладать, одолевать. Ну, почему не распахнуть все окна и не позволить, чтоб этот добрый запах окутал всю Челси? Как амулет от от падающих с небес предметов…. </text:p>
      <text:p text:style-name="Text_20_body">Со стуком придвигаемых стульев, перевёрнутых снарядных гильз, скамеек, оттоманок, банда Пирата <text:span text:style-name="T29">окружает</text:span> побереж<text:span text:style-name="T29">ья</text:span> громадного трапезного стола, остров южных морей за пару тропиков от промозглых средневековых фантазий Коридона Роспа, <text:span text:style-name="T29">заставленный</text:span> сейчас, поверх своей макушки из тёмных волнистых линий полированного орехового дерева, банановыми омлетами, банановыми сэндвичами, кастрюльками с варёными бананами, пюре из бананов в форме вставшего на дыбы британского льва, бананы смешанные с яйцами в тесте французских тостов, выдавленные из кондитерского мешка поверх бананового бланманже в кремовую вязь слов <text:span text:style-name="Emphasis">C’est magnifique, mais ce n’est pas la guerre</text:span> (как сказал <text:span text:style-name="T29">один </text:span>француз наблюдая <text:soft-page-break/>самоубийственную Атаку Бригады Лёгкой Кавалерии), которые Пират присвоил для личного девиза… высокие флаконы с тягучим бледным банановым сиропом для смазывания банановых вафлей, гигантский стеклянный кувшин, в котором кубики нарезанных бананов настаивались ещё с лета с диким мёдом и мускатными орешками, из которого, этим зимним утром, черпаются кружки пенной банановой медовухи… банановые круас<text:span text:style-name="T29">с</text:span>аны, банановые пельмени, банановый джем, банановый хлеб и бананы обожжённые на пламени коньяка многолетней выдержки, который Пират при<text:span text:style-name="T29">хватил</text:span> с собой в прошлом году из винного погреба в <text:span text:style-name="T29">Пиренеях</text:span>, где была ещё подпольная рация…. </text:p>
      <text:p text:style-name="Text_20_body">Раздавшись, телефонный звонок враз прорезает шум в комнате, все похмелья, чесание задниц, звяк блюд, обсуждение дел, едкое хмыканье, своим сдвоенным металлическим бзд-бзденьем и Пират знает, что это наверняка ему. Блот, котор<text:span text:style-name="T32">ый</text:span> ближе всех, снимает трубку, вилка с нанизанным <text:span text:style-name="Emphasis">bananes glacées</text:span> элегантно зависла в воздухе. Пират зачерпнул медовухи напоследок, чувствует как она скатывается в его горло, словно это время, время того летнего покоя, он сейчас проглотил. </text:p>
      <text:p text:style-name="Text_20_body">– Твой работодатель. </text:p>
      <text:p text:style-name="Text_20_body">– Это нечестно,– стонет Пират,– я ещё не делал свои утренние отжимания. </text:p>
      <text:p text:style-name="Text_20_body">Голос, который он слышал всего лишь раз—в прошлом году на брифинге, руки и лицо спрятаны тенью, аноним среди десятка других совещающихся—говорит Пирату об адресованном ему послании, которое дожидается его сейчас в Гринвиче. «Доставлено изумительным способом,»– голос повышен и раздражён,– «никто из моих знакомых так не умничает. Мне всё доставляют по почте. Извольте явиться и получить, Прентис.» Трубка резко брошена, разговор окончен, и теперь Пират знает где упала ракета сегодня утром, и почему не было взрыва. Вот уж действительно, входящая почта. Он уставился сквозь бастионы солнечного света, <text:span text:style-name="T33">возвращаясь</text:span> в трапезную к остальным, что наслаждаются своим банановым изобилием, густое насыщенье их изголодалых нёб <text:span text:style-name="T30">потерялось </text:span>где-то по ходу утра протяну<text:span text:style-name="T30">того</text:span> между ним и ими. <text:span text:style-name="T30">Разобщены н</text:span>а сотню миль, и <text:span text:style-name="T30"><text:s/></text:span>так <text:span text:style-name="T30">мигом</text:span>. Одиночество, даже в сетях войны, может, когда хочет, поймать его за слепую кишку и стиснуть, вот как сейчас, по-хозяйски. </text:p>
      <text:p text:style-name="Text_20_body">Пират снова по ту сторону окна, наблюдает завтрак чужаков. </text:p>
      <text:p text:style-name="Text_20_body">Его увозит прочь, по мосту Воксхол-Бридж в пошарпанной зелёной Лагонде, его денщик, капрал Вэйн. С подъёмом солнца, утро кажется всё холоднее. Облака <text:span text:style-name="T30">и впрямь</text:span> начали собираться. Команда американских сапёров высыпали на дорогу, <text:span text:style-name="T30">топают</text:span> расчищать какие-то руины неподалёку, <text:s/>и поют: </text:p>
      <text:p text:style-name="P17">Ух…</text:p>
      <text:p text:style-name="P17">Холодней, чем титьки ведьмы! </text:p>
      <text:p text:style-name="P17">Холодней ведра</text:p>
      <text:p text:style-name="P17">пингвиньего дерьма! </text:p>
      <text:p text:style-name="P17">Холодней, чем шерсть</text:p>
      <text:p text:style-name="P17"><text:soft-page-break/>на заднице полярного медведя! </text:p>
      <text:p text:style-name="P17">И даже, чем иней на </text:p>
      <text:p text:style-name="P17">фужере шампанского вина! </text:p>
      <text:p text:style-name="P22"/>
      <text:p text:style-name="P15">Нет, они <text:span text:style-name="T34">только </text:span>прикидываются народниками, но я-то знаю, они из Ясс, за Кодреану, его люди, люди из Железной Гвардии… они убьют за него—у них же клятва! <text:s/>и меня убить <text:span text:style-name="T35">хотели</text:span>… Трансильванские мадьяры, умеют порчу насылать… шепчут <text:span text:style-name="T36">среди</text:span> ноч<text:span text:style-name="T36">и</text:span>… Ну, <text:span text:style-name="T36">вот тебе и </text:span>здрасьте, хе-хе, опять наплывает на Пирата его Состояние, когда меньше всего ждал, как обычно—тут можно упомянуть о том, что в досье Пирата Прентиса отмечено как странный дар—в общем, проник<text:span text:style-name="T36">новение</text:span> в фантазии посторонних: способность даже, брать на себя бремя управления ими, в данном случае <text:span text:style-name="T36">это всё</text:span> нафантазил румынский эмигрант-роялист, который может пригодиться в недалёком будущем. Этот его дар Фирма <text:span text:style-name="T36">считает</text:span> крайне полезным: в наше время не тронутые умственно лидеры и прочие исторические фигуры <text:span text:style-name="T36">нужны как воздух</text:span>. <text:span text:style-name="T36">Намного</text:span> удобней <text:s/>всевозможных банок, притираний, кровопусканий в целях избавления от лишних тревог, иметь кого-то, кто вместо них займётся грёзами, что изнуряют их средь бела дня… станет жить в уютной зелени их тропических <text:span text:style-name="T36">схронов</text:span>, под ветерком овевающ<text:span text:style-name="T36">и</text:span>м их бунгало, пить за них что им вредно, <text:span text:style-name="T37">удерживать их на курсе</text:span> ко входу их присутственных мест, не допускать, чтоб их невинность пострадала больше, чем она и без того уже натерпелась… <text:span text:style-name="T37">возбуждаться</text:span> вместо них до эрекции <text:span text:style-name="T37">от </text:span>непрошенны<text:span text:style-name="T37">х</text:span> мысл<text:span text:style-name="T37">ей</text:span>, которые по мнению докторов не совсем того… страшится всего, что не должно <text:span text:style-name="T37">в</text:span>ызывать в них страха… тут будет уместным вспомнить слова П.М.С. Блакета: «Н<text:span text:style-name="T37">а войне н</text:span>ельзя руковод<text:span text:style-name="T37">ствоваться</text:span> порывами эмоций». <text:span text:style-name="T37">Вот и</text:span> мурлы<text:span text:style-name="T37">чь</text:span> себе тот тупой мотивчик, которому тебя обучали, <text:span text:style-name="T43">да</text:span> постарайся хуйни не напороть: </text:p>
      <text:p text:style-name="P18">Да—я—тот </text:p>
      <text:p text:style-name="P18">Самый, кто бредёт </text:p>
      <text:p text:style-name="P18">сквозь их фан-тази-и! </text:p>
      <text:p text:style-name="P18">Переживаю вместо них— </text:p>
      <text:p text:style-name="P18">Даже когда на девушку я вла-зи-ю— </text:p>
      <text:p text:style-name="P18">Приходится мне думать за других, </text:p>
      <text:p text:style-name="P18">Я знаю наперёд кому придёт черёд… </text:p>
      <text:p text:style-name="P18"/>
      <text:p text:style-name="P23">[И тут вступают тубы, баритоны и тромбоны в единой октаве] </text:p>
      <text:p text:style-name="P18"/>
      <text:p text:style-name="P18">И мне по барабану, что опааааасно это, </text:p>
      <text:p text:style-name="P18">Опасность – крыша, с которой я упал давным-давно— </text:p>
      <text:p text:style-name="P20">А когда придёт мне каюк, ты не <text:span text:style-name="T54">слишком </text:span>печалься, друг, </text:p>
      <text:p text:style-name="P18"><text:soft-page-break/><text:span text:style-name="T54">Вы</text:span>ссы на мой надгробный камень, </text:p>
      <text:p text:style-name="P18">Пив<text:span text:style-name="T54">о</text:span>, что задолжал <text:span text:style-name="T54">ты </text:span>мне, </text:p>
      <text:p text:style-name="P18">И—вперёд! </text:p>
      <text:p text:style-name="P7"/>
      <text:p text:style-name="Text_20_body"><text:span text:style-name="T37">Тут </text:span>он взаправду пускается в пляс туда-сюда, высоко вскидывая колени, покручивая тросточку с набалдашником из головы, носа и шляпы-котелка В.С.Филдза, прямо тебе доктор магии, покуда оркестр играет второй припев. Всё это сопровождается фантасмагорией, в кинематографическом смысле, льющейся на экран поверх голов зрителей на тонких перепонках аккуратного поперечного сечения цветка Виктории, что смахивает на профиль шахматного коня, отчасти фривольный, но без вульгарности—а потом скачут вперёд-назад, чик-трахк, кадры столь скоро меняющие ближний / дальний план, <text:span text:style-name="T38">в настолько</text:span> непредсказуемые масштаб<text:span text:style-name="T38">ы</text:span>, что временами у тебя ум за разум спотыкает, как говорится. Картинки высвечивают сцены из карьеры Пирата в качестве подставного фантазёра, возвращаются вспять, когда он носил, с собой повсюду, знак Юной Бесшабашности перерастающий в явно <text:span text:style-name="T38">из</text:span>лишнюю хромосому Симптома Дауна, точно по темечку. С какого-то момента он <text:span text:style-name="T38">понимал </text:span>уже, что некоторые эпизоды в его снах принадлежат не ему. Не потому что об этом, уже наяву, свидетельствовал дотошный анализ <text:span text:style-name="T38">у</text:span>виденного, нет, он просто знал. И пришёл день, когда он встретил, в самый первый раз, настоящего владельца сна, который он, Пират, видел: это случилось возле фонтанчика питьевой воды в парке, у очень длинного ровного ряда скамеек, где ощущалось присутствие моря сразу за ухоженной посадкой невысоких кипарисов, дроблённый серый камень на дорожках смотрелся таким мягким, что хоть вздремни на нём, как на мягких полях шляпы федоры, и тут подходит этот <text:span text:style-name="T38">расхристанный</text:span> заслюненный ханыга, что просто глянешь и жуть берёт, и тормознулся, вылупившись на двух Девочек Гидов, что хотели отрегулировать напор воды в фонтанчике. Они перегнулись, без умысла, милые нахалюшки, показывая крайнюю полоску белых полотняных штанишек, складочки младенчески пухленьких ягодиц шарахают по Генитальному Мозгу, как ни сбавляй резкость. Бродяга захихикал и показал пальцем, он оглянулся на Пирата и сказал нечто сверхъестественное: «Гля! Девульки водичкой заигралися… <text:span text:style-name="T1">а ночью у тебя забулькает</text:span>, а?» И тут он уставился на одно<text:span text:style-name="T38">го</text:span> только Пирата, напрямки.... В общем, Пирату уже снилась эта реплика, слово в слово, в позапрошлое утро, перед тем как проснулся, она стояла в списке призов Конкурса ставшего опасным и многолюдным из-за толпы нахлынувшей из схождения улиц нарисованных углём… тут он не совсем запомнил… но теперь, <text:span text:style-name="T44">пере</text:span>пугавшись до смерти, он ответил: «Убирайся, или я позову полицию.» </text:p>
      <text:p text:style-name="Text_20_body">На текущий момент проблема была снята. Однако, рано или поздно наступит время, когда кто-то ещё откроет его дар, кто-то, кому он понадобится—у него случались и свои затяжные сны, в духе мелодрам Эжена Сю, где его похищают банды дакойтов или сицилийцев и пользуются им в неудобосказуемых целях. </text:p>
      <text:p text:style-name="Text_20_body">В 1935 у него <text:span text:style-name="T38">состоялся</text:span> первый эпизод вне условий какого-либо сна—это случилось в <text:span text:style-name="T38">ходе </text:span>его Киплинговск<text:span text:style-name="T38">ого</text:span> период<text:span text:style-name="T38">а</text:span>, куда ни глянь, зверовидные Фази-Вази, дракункулиас и Восточная болячка гуляют среди личного состава, пива нет месяцами, радиосвязь глушат другие державы, которым охота править этими чёрными, Бог его знает зачем, все анекдоты насточертели, и как <text:soft-page-break/>Кэри Грант втихаря крадётся подсыпать возбудителя… не говоря уже про Араба с Большим и Жирным Носом, тоскливая классика известная каждому британскому томми… что ж удивляться, что однажды в четыре пополудни, под жужжанье мух, с открытыми глазами, среди вони гниющих дынных корок, под звуки единственного в подразделении граммофона с записью Сэнди МакФерсона «Смена караула» на его органе, что крутился в 77-миллионный раз, Пирату ничего не оставалось как составить сочный Восточный эпизод: плавно перемахнув через ограду, податься в город, в Запретный Квартал. Там наткнуться на оргию устроенную местным Мессией, которого пока что не признали, и как только глаза ваши встретились, понять, что ты его Иоанн Креститель, его Натан из Газы, что тебе суждено возвестить ему его Божественную сущность, объявить его остальным, любить его любовью как простой, так и во Имя того, кем он является… подобная фантазия никому не подходила <text:span text:style-name="T38">лучше</text:span>, <text:span text:style-name="T38">чем</text:span> для Х.У. Лофа. В каждом подразделении найдётся хотя бы один такой Лоф, тот самый Лоф, который вечно забывает, что мусульмане не слишком-то стремятся, чтобы их фоткали на улице… тот самый, который одолжит у тебя рубаху, а когда у него кончатся сигареты, найдёт незаконную заначку в твоём кармане, и выкурит в столовой на общем обеде, и вскоре <text:span text:style-name="T47">потащится</text:span> к столам <text:span text:style-name="T47">взвода суданских арабов</text:span> с широкой улыбкой и обратится к их сержанту на ты и по имени, <text:span text:style-name="T41">по братски</text:span>. Так что, конечно, Пират сделал ошибку, когда признал <text:span text:style-name="T38">свою</text:span> причастность к этой фантазии Лофа, о которой очень даже скоро узнали и верхние эшелоны. Заносится в досье, а в результате Фирма, в Их неустанном поиске <text:span text:style-name="T41">способных устраивать дела</text:span>, вызывает его в район <text:span text:style-name="T48">У</text:span>айтхолла понаблюдать его трансы поверх столешниц под синей бязью и жутких бумажных игрищ, как его глаза закатываются задом наперёд в его голове <text:span text:style-name="T39">для прочтения</text:span> <text:span text:style-name="T39">давних</text:span>, глипто-древни<text:span text:style-name="T39">х </text:span>письм<text:span text:style-name="T39">ён</text:span> в <text:span text:style-name="T39">своих</text:span> собственных глазницах.... </text:p>
      <text:p text:style-name="Text_20_body">Первые пару раз не сработало. Фантазии улавливались чётко, но принадлежали мелкой сошке. Однако, Фирма имеет терпения, Они приверженцы Прицела на Будущее. Наконец, в один истинно Шерлок Холмсовский лондонский вечер, на Пирата явственно пахну́ло газом от фонаря в тёмной улочке и в тумане материализовалась гигантская органоподобная форма. Осторожно, шаг за шагом чёрных ботинков, Пират <text:span text:style-name="T41">направился</text:span> к этой <text:span text:style-name="T41">непонятности</text:span>. <text:span text:style-name="T41">Та</text:span> <text:span text:style-name="T41">за</text:span>скользи<text:span text:style-name="T41">ла</text:span> ему навстречу по камням мостовой медленно, как слизняк, оставляя в улице позади себя след с непонятно слизистым отблеском, исходивши<text:span text:style-name="T41">м</text:span> никак не от тумана. В разделя<text:span text:style-name="T41">ющ</text:span>ем их пространстве <text:span text:style-name="T41">располагался</text:span> пешеходный переход, который, будучи несколько проворнее, Пират пересёк первым. Он отшатнулся, в ужасе, попятился вспять через переход, однако, опознания таког<text:span text:style-name="T39">о</text:span> рода необратимы. Это был гигантский Аденоид. Размером со Св. Пола и продолжал час от часу расти. Лондон, а возможно и вся Англия, оказались в смертельной опасности! </text:p>
      <text:p text:style-name="Text_20_body">Помянутое лимфоидное чудище однажды перекрыло носоглотку лорда Блатрарда Осмо, возглавлявшего на тот момент Отдел по Нови Пазар в Министерстве Иностранных Дел, созданный в виде неясной епитимии за британскую политику в Восточном Вопросе на протяжении предыдущего столетия, поскольку на данном неясном санджаке в своё время вращ<text:span text:style-name="T39">а</text:span>лись судьбы всей Европы: </text:p>
      <text:p text:style-name="Text_20_body"/>
      <text:p text:style-name="P19">Никто не-знает-где на-карте,</text:p>
      <text:p text:style-name="P19"><text:soft-page-break/>Кто-б-мог подумать всё пойдёт-с-того? </text:p>
      <text:p text:style-name="P19">Но всякий серб иль монте-негро-ец </text:p>
      <text:p text:style-name="P19">Только и ждут, что грянет наконец— </text:p>
      <text:p text:style-name="P19">О, милая, пакуй мой саквояж, </text:p>
      <text:p text:style-name="P19">И прикури сигару мне потолще, </text:p>
      <text:p text:style-name="P19">Пиши мне до востр-ебо-вания: </text:p>
      <text:p text:style-name="P19">Вос-точный Экс-пресс, </text:p>
      <text:p text:style-name="P19">В сан-джак Но-ви Па-зар! </text:p>
      <text:p text:style-name="P8"/>
      <text:p text:style-name="P9">Тут строй хористок, аппетитно молоденьких, вызывающе вытанцовывают в меховых гусарских шапках и ботфортах, пока в соседней сфере лорд Осмо продолжает ассимилироваться со стороны собственного разбухающего Аденоида, ужасающая трансформация клеточной плазмы, совершенно необъяснимая с позиций эдвардианской медицины… и очень скоро шляпы цилиндры усеивают всю площадь Мейфэйр, запах дешёвых духов, лишивши<text:span text:style-name="T45">й</text:span>ся своих владелиц, висит у трактирных фонарей Ист-Енда, покуда Аденоид не прекращает бесчинств, но не заглатывает в жертву кого п<text:span text:style-name="T20">о́</text:span>падя, нет, у злобного Аденоида имеется общий план, в соответствии с которым ведётся отбор определённых особ—<text:span text:style-name="T41">с учётом</text:span> предстоящи<text:span text:style-name="T41">х</text:span> выбор<text:span text:style-name="T41">ов</text:span>, ширящ<text:span text:style-name="T41">его</text:span>ся невысказанн<text:span text:style-name="T41">ого</text:span> недовольств<text:span text:style-name="T41">а</text:span> в Англии, вверга<text:span text:style-name="T41">ющего</text:span> Министерство Внутренних Дел в истерические случаи болезненной нерешительности… все без понятия как быть… производиться попытка эвакуации Лондона, чисто для галочки, чёрные фаэтоны цокотят через старинные мосты в муравьиной процессии, наблюдательные аэростаты зависли в небе. «Замечен в Хэмстед Хит, просто сидит как бы дышит, <text:span text:style-name="T39">что ли</text:span>… в себя, обратно…» «Какие-нибудь, типа, звуки до вас доходят?» «Да, и это просто ужасно… словно, великанский нос захлёбывается соплями… подождите, сейчас оно… начинает… о, нет!. о, Боже, я не могу описать, это настолько чудовищ—»,–провод оборван, связь прекратилась, аэростат взмывает в лазурь рассвета. Прибывают команды из Лабаратории Кавендиша, обтягивают Хит громадными магнитами, терминалами электро-арок, чёрным железом панелей управления со множеством экранов и тумблеров, подтягивается Армия в полной боевой, в бомбах начинка из новейшего смертельного газа—Аденоид взорван, убит электрошоком, отравлен, там и сям отмечаются изменения формы и цвета, жёлтые жировые узлы торчат выше деревьев… под вспышки фотокамер Прессы, необъятный зелёный псевдопод ползет к боевому кордону и вдруг шшлёп! Сметает весь наблюдательный пункт потоком какой-то отвратительно оранжевой слякоти, которая <text:span text:style-name="T1">переваривает</text:span> несчастных—но вместо криков только хохот, им <text:span text:style-name="T1">это по кайфу</text:span>…. </text:p>
      <text:p text:style-name="Text_20_body">Задача Пирата/Осмо наладить связь с Аденоидом. Ситуация стабилизировалась, Аденоид заполняет весь парк Сент-Джеймс, исторических зданий больше нет, правительственные офисы переразмещены, но так хаотично, что связь между ними весьма ненадёжна—почтальон<text:span text:style-name="T42">ов</text:span> на их маршруте перехватывают твёрдо-пупырчаты<text:span text:style-name="T42">е</text:span> щупальца <text:s/>Аденоида бежево-светящегося цвета, телеграфная связь отключается по малейшей прихоти Твари. Каждое утро лорду Блатрарду Осмо <text:soft-page-break/>приходится одевать свой котелок, брать брифкейс и отправляться к Аденоиду со своей ежедневной нотой-<text:span text:style-name="Emphasis">démarche</text:span>. Это отнимает у него так много времени, что он начал запускать дела по Нови Пазар, МИД озабочен. В тридцатые, доктрина баланса сил была ещё достаточно сильна, дипломаты поголовно заражались балканосисом, любая станция на развалинах Оттоманской империи кишела шпионами под именами гибридных иностранцев, закодированные сообщения на дюжине славянских языков татуировались на обритых верхних губах агентов где они потом отращивали усы, заново сбриваемые уполномоченными для этого офицерами-криптологами и пластические хирурги Фирмы производили пересадку кожи поверх шифровок… их губы превращались в палимпсесты неоднократных секретных посланий во плоти, иссечённой неестественно белыми шрамами, по которым они узнавали друг друга. </text:p>
      <text:p text:style-name="Text_20_body">Нови Пазар, каким-то образом продолжал оставаться <text:span text:style-name="Emphasis">croix mystique</text:span> на ладони Европы и МИД, в конце концов, обратился к Фирме за помощью. Фирма знала кому поручить. </text:p>
      <text:p text:style-name="Text_20_body">Каждый день на протяжении 2½ лет, Пират отправлялся в Сент-Джеймс Парк <text:s/>проведать Аденоида. Он чуть не чок<text:span text:style-name="T40">н</text:span>улся. Хотя ему и удалось разработать ломаный диалект, на котором они с Аденоидом могли общаться, его <text:span text:style-name="T40">всё же </text:span>весьма ограничивала нехватка носовых полостей для правильной фонетики, так что общение превращалось в изнурительные мытарства. Пока они напару сморкались взад-вперёд, алиенисты в чёрных длиннополых костюмах, последователи доктора Фрейда, на которого Аденоиду было, в общем-то, чихать, стояли на приставных лестницах вдоль его отвратительного грязно-серого бока и лопатами вбрасывали новейший чудо-препарат, кокаин—подтаскивая белую субстанцию коробами, по очереди, на соседние лестницы, откуда и расшвыривали по колышливому гландоподобному, посыпая бактерии с токсинами гнусаво пузырящиеся в его кавернах, без каких-либо видимых последствий (хотя пойди узнай что ощущал при этом <text:span text:style-name="T1">Аденоид</text:span>, не так ли?) </text:p>
      <text:p text:style-name="Text_20_body">Однако, лорд Блатрард Осмо смог, наконец, уделять всё своё время Нови Пазару. В начале 1939, его обнаружили утонувшим при загадочных обстоятельствах в ванне наполненной тапио<text:span text:style-name="T40">ков</text:span>ым пудингом в доме Небезызвестной Виконтессы. Некоторые усмотрели в этом руку Фирмы. Прошли месяцы, началась Вторая Мировая война, прошло ещё несколько лет, из Нови Пазара ничего не слыхать. Пират Прентис спас Европу от Балканского Армагеддона, который кошмарился старикам и они метались в своих постелях <text:span text:style-name="T42">ужасаясь</text:span> его грандиозностью—но только не <text:s/>второй мировой, разумеется. Впрочем, Пирату <text:span text:style-name="T40">в тот период</text:span> Фирма позволяла лишь крошечно гомеопатические дозы мира, чтобы он не пошёл вразнос, но, <text:span text:style-name="T42">вместе с тем,</text:span> <text:span text:style-name="T42">чтобы</text:span> <text:span text:style-name="T46">и </text:span>не отравился <text:s/>ими. </text:p>
      <text:p text:style-name="P22"><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13">У Тэди Блота перерыв на обед, но какой, спрашивается, обед из слипшегося бананового сэндвича обёрнутого провощённой бумагой в его стильной планшетке поверх остальных необходимостей—крошечной шпионской фотокамеры, коробочки тянучек, ментоловых пастилок на основе стручкового перца Для Мелодичности Голоса, солнцезащитны<text:span text:style-name="T53">х</text:span> очк<text:span text:style-name="T53">ов</text:span> по рецепту, в золотой оправе <text:span text:style-name="T53">и</text:span> стиле генерала МакАртура, пар<text:span text:style-name="T53">ы</text:span> серебряных щёточек-расчёсок в форме пылающего меча ГКСЭС, подарок Мамы, который он находит весьма изысканным. </text:p>
      <text:p text:style-name="Text_20_body"><text:soft-page-break/>В это моросящее зимнее утро он держит курс в городской дом серого камня, не слишком большой или исторический, чтобы фигурировать в каком-либо путеводителе, в двух шагах от площади Гросвенор, чуть в стороне от официальных воинских маршрутов и коридоров через столицу. Когда печатным машинкам случается умолкнуть (8:20 и прочие мифические моменты), а в небе не пролетают американские бомбардировщики и уличное движение вдоль Оксфорд-Стрит не слишком интенсивно, можно даже услышать чириканье зимних птиц снаружи, слетевшихся к кормушкам, что понаставили девушки для них. </text:p>
      <text:p text:style-name="Text_20_body">Плитки мостовой скользки туманом. Это середина дня давящей сумрачности, табачного голодания, головой боли, и тяжести в желудке, миллион бюрократов усердно составляют планы смерти и некоторые даже <text:span text:style-name="T53">осо</text:span>знают это, многие уже оприходовали вторую или третью кружку или фужер, что создаёт тут некую ауру отчаяния. Но сейчас, минуя вход обложенный мешками с песком (временные пирамиды воздвигнутые для <text:span text:style-name="T53">излишне</text:span> любопытных), Блоту не до этого всего: он слишком поглощён подготовкой возможных оправданий, если его застукают, хот<text:span text:style-name="T49">я</text:span> это вряд ли, просто на всякий…. </text:p>
      <text:p text:style-name="Text_20_body">Добродушная, резинкожвачная, девушка-очкарик на контроле приглашающе махнула ему, чтоб подымался дальше по лестнице. Адьютанты в плотно-шерстяном расходятся вдоль коридоров по совещаниям, замы-завы, час-другой прихлёбывать по глоточку, дремать, его, в общем-то, не видят, он тут примелькался, ну-этот-как-его, они <text:span text:style-name="T49">тут</text:span>, вроде, <text:span text:style-name="T49">с</text:span> Ок<text:span text:style-name="T49">с</text:span>форд<text:span text:style-name="T49">ской</text:span>, лейтенант что работает в конце коридора в ТОТСССГ…. </text:p>
      <text:p text:style-name="Text_20_body">Старое здание поделено распорядителями трущоб войны. ТОТСССГ сокращение от «Технические Отделы Трансакций Союзных Сил по Северной Германии». Это сеть прокуренных закоулков бумаготворчества, в данный момент почти безлюдна<text:span text:style-name="T49">я</text:span>, с высокими, как надгробные камни, печатными машинками. На полу замызганный линолеум, окон нет: электрический свет жёлтый, дешёвый, безжалостный. Блот заглядывает в кабинет своего старого друга по Колледжу Исуса в Кембридже. Лейтенант Оливер («Тантиви») Ма<text:span text:style-name="T49">х</text:span>ер-Маффик. Никого. Тантиви и Янки вышли на обед. Отлично. Достаём камеру, включаем настольную лампу, рефлектор направляем так, чтоб…. </text:p>
      <text:p text:style-name="P10">Должно быть такие же загородки по всему ЕТВД: три нищенские стенки прессованной фанеры исцарапанно-кремового цвета, даже своего потолка нет. Тантиви делит её с американским коллегой, лейтенант Тайрон Слотроп. Столы их поставлены под прямым углом, так что и не не <text:span text:style-name="T49">взглянуть</text:span> в глаза друг другу, пока не скрипнешь стулом на 90°. Стол Тантиви аккуратен, у Слотропа же жуткая свалка, <text:span text:style-name="T49">в которой</text:span> и чёрт ногу сломит. Он не расчищался до столешницы с 1942. Навал слежался слоями <text:span text:style-name="T50">скреплёнными</text:span> вкраплени<text:span text:style-name="T50">ями</text:span> бюрократической молофьи, что упорно просачивается до дна миллионами своих крошечных завитушек от красной и коричневой стирательной резинки, карандашной стружк<text:span text:style-name="T50">ой</text:span>, лепёшками высохших пятен чая или кофе, следами сахара и Домашнего Молока, <text:span text:style-name="T50">сюда же примешаны </text:span>пригоршн<text:span text:style-name="T50">и</text:span> сигаретного пепла, очень мелкие чёрные волоконца лент для печатной машинки, выколупанные и брошенные тут же, разлагающийся канцелярский клей, кусочки аспирина <text:span text:style-name="T50">растолчённые </text:span>в пыль. Затем <text:span text:style-name="T50">идёт</text:span> россыпь скрепок, кремней <text:span text:style-name="T50">от </text:span>зажигалок Зиппо, резиночек, канцелярских скоб, сигаретных окурков и скомканных пачек, случайно затесавшиеся спички, кнопки, огрызки ручек, обломки карандашей всех цветов и оттенков включая так-<text:span text:style-name="T50">жутко-</text:span>трудно-<text:span text:style-name="T50">где-</text:span>на<text:span text:style-name="T50">йти</text:span> гелиотропный и горчичный, <text:soft-page-break/>Скользкий Вяз Таблетки Тейя от Горла, присланные мамой Слотропа, Налиной, аж из <text:span text:style-name="T53">Массачусетса</text:span>, кусочки лент, бечёвок, мела… ещё выше слой забытых циркуляров, корешков от коричневых продовольственных талонов, телефонных номеров, неотвеченных писем, истёртых листов копирки, размашистые наброски аккордов укулеле для дюжины песен, включая «Джонни Д<text:span text:style-name="T51">ю</text:span>б<text:span text:style-name="T51">э</text:span> нашёл розу в Ирландии» («У него <text:span text:style-name="T51">попадаются</text:span> неплохие аранжировки»,– уверяет Тантиви,–«<text:span text:style-name="T51">это</text:span>, как бы, американский Джордж Формби, если возможно такое представить».– Но Блот решил, что лучше не пробовать.) Пустая бутылочка тоника для роста волос «Кремль», затерявшиеся кусочки пазла разной формы представляющие част<text:span text:style-name="T51">ь</text:span> левого карего глаза Ваймаранера, зелёные бархатные складки халата, сизые разводы в отдалённой туче, нимб оранжевого взрыва (вероятно, закат солнца), заклёпки <text:span text:style-name="T51">в </text:span>обшивк<text:span text:style-name="T51">е</text:span> Летающей Крепости, розовая внутренняя сторона ляжки надувшейся девушки с настенного постера… пара старых <text:span text:style-name="T1">Еженедельников Разведывательной Информации </text:span>при армейском разведуправлении, свившийся штопором завиток лопнувшей струны укулеле, коробочки клейких бумажных звёзд для маркировки различны<text:span text:style-name="T51">м</text:span> цвето<text:span text:style-name="T51">м</text:span>, части разобранного фонарика, крышка от круглой коробочки обувного крема Нагета, в которую Слотроп иногда заглядывает за своим размытым медным отражением, всевозможное количество справочников из библиотеки ТОТСССГ в конце коридора—технический словарь немецкого языка, <text:span text:style-name="T1">Специальный Справочник или План Города</text:span> изданный МИДом—и обычно, если не утащили или не выброшен, номер <text:span text:style-name="T1">Новостей Мира</text:span> тоже где-нибудь воткнут—Слотроп заядлый читатель. </text:p>
      <text:p text:style-name="Text_20_body">На стене возле стола Слотропа прикноплена карта Лондона, которую Блот сейчас фотографирует свой миниатюрной камерой. Его планшетка распахнута и в загородке начинает распространяться запах бананов. Может закурить для маскировки? Тут не проветривается, а то догадаются, что кто-то заходил. Ему потребовалось всего четыре экспозиции, чихк-чик-трак, ух, до чего уж<text:span text:style-name="T51">е</text:span> наловчился—кто-то заглянет, просто роняешь камеру в раскрытую планшетку где банановый сэндвич смягчает падение, маскирует подозрительный звук и заснятую кассету данных, столько всего и сразу. </text:p>
      <text:p text:style-name="Text_20_body">Жаль, что тот, кто платит за эту маленькую шалость, не раскошелился на цветную плёнку. Интересно, велика ли разница, но Блот не знает кого можно спросить. Звёзды наклеенные на карте Слотропа охватывают весь спектр, начиная с серебряного (с пометкой «Каролина») в одном созвездии с Глэдис, зелён<text:span text:style-name="T51">ая</text:span>, и Катариной, золот<text:span text:style-name="T51">ая</text:span>, <text:span text:style-name="T51">а</text:span> взгляд переходит на Алису, Делорес, Ширли, парочка Сэлли—тут в основном красн<text:span text:style-name="T51">ые</text:span> и сини<text:span text:style-name="T51">е</text:span>—гроздь возле Тауэр-Хилла, фиолетовый сплошняк вокруг Ковент Гарден, туманность перетекает в Мэйфэйр, Сохо, и дальше к Вимбли и наверх к Хэмпстед-Хит—в любом направлении расходится это небесное мерцание частью отклеившихся звёзд из Каролин, Марий, Анн, Сюзан, Элизабет. </text:p>
      <text:p text:style-name="Text_20_body">Но возможно цвета взяты как попало, без кодировки. Может даже и девушки не настоящие. От Тантиви, после нескольких недель расспросов невзначай (мы знаем, что вы учились вместе, но задействовать его было бы рискованно), Блот может только доложить, что Слотроп работает над этой картой с прошлой осени, примерно с того времени как начал выезжать для обследования для ТОТСССГ разрушений причинённых ракетами-бомбами—и в путешествиях по места<text:span text:style-name="T52">м</text:span> смерти <text:span text:style-name="T52">ему</text:span> явно <text:span text:style-name="T52">хватает</text:span> врем<text:span text:style-name="T52">ени</text:span>, чтоб и за девушками успе<text:span text:style-name="T52">ва</text:span>ть. Если <text:span text:style-name="T52">имеется</text:span> какая-то причина клеить эти бумажные звезды кажд<text:span text:style-name="T52">ые</text:span> пару дней, то он о ней не распространяется—она, похоже, <text:soft-page-break/>не для посторонних. Карту видит один только Тантиви и тот относится к ней со снисходительностью дружелюбного антрополога: «<text:span text:style-name="T52">Некая</text:span> разновидность безвредного Янковского хобби»,– отвечает он своему другу Блоту. «Может, чтоб не потерялись. У него и вправду довольно напряжённая жизнь в обществе.» И после этого переходит на историю Лорейн с Джуди, про гомосексуального констебля Чарльза, пианино в мебельном фургоне, или эксцентричный маскарад с участием Глории и её всё ещё аппетитной мамочки, и о ставке в целый фунт на игру Блеквуд-Престон в Норт-Енде, про бесстыдную версию «Тихой ночки», и судьбоносный туман. Но ни одна из этих тем не развеет туман недоумения тех, кому докладывает Блот. </text:p>
      <text:p text:style-name="Text_20_body">Ладно. Дело сделано. Планшетку застегнул, лампу выключил и поставил где была. Может успеет перехватить Тантиви в МЕХАНИКЕ И КОЛЕНВАЛЕ, самое время для дружеской кружки. Он покидает фанерный лабиринт в слабом жёлтом свете, против течения возвращающихся девушек в галошах, Блот неприступно неулыбчив, нет времени на шлёпы-щекотульки, знаете ли, ему сегодня надо ещё работу сдать. </text:p>
      <text:p text:style-name="P22"><draw:frame draw:style-name="fr1" draw:name="Image4" text:anchor-type="paragraph" svg:width="6.9252in" svg:height="0.3661in" draw:z-index="3"><draw:image xlink:href="Pictures/1000000000000B720000009B428C9716555D8079.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MS Gothic'" style:font-family-generic="modern"/>
    <style:font-face style:name="Liberation Serif1" svg:font-family="'Liberation Serif', 'Times New Roman'" style:font-family-generic="roman"/>
    <style:font-face style:name="FreeSans1" svg:font-family="FreeSans" style:font-family-generic="swiss"/>
    <style:font-face style:name="FreeSans2" svg:font-family="FreeSans, Arial" style:font-family-generic="swiss"/>
    <style:font-face style:name="DejaVu Sans1" svg:font-family="'DejaVu Sans', 'Times New 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Times New Roman Cyr" svg:font-family="'Times New Roman Cy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vertical-align="baseline" style:writing-mode="lr-tb"/>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 style:family="paragraph" style:parent-style-name="Standard_20__28_user_29_" style:next-style-name="Text_20_body_20__28_user_29_"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Times New Roman'" style:font-pitch-asian="variable" style:font-size-asian="14pt" style:font-name-complex="FreeSans2" style:font-family-complex="FreeSans, Arial" style:font-family-generic-complex="swiss"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class="list">
      <style:text-properties fo:font-size="12pt" style:font-size-asian="12pt" style:font-name-complex="FreeSans2" style:font-family-complex="FreeSans, 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FreeSans2" style:font-family-complex="FreeSans, Arial" style:font-family-generic-complex="swiss"/>
    </style:style>
    <style:style style:name="Standard_20__28_user_29_" style:display-name="Standard (user)" style:family="paragraph">
      <style:paragraph-properties fo:margin-left="0in" fo:margin-right="0in" fo:orphans="2" fo:widows="2" fo:hyphenation-ladder-count="no-limit" fo:text-indent="0.2402in" style:auto-text-indent="false" style:vertical-align="baseline"/>
      <style:text-properties style:use-window-font-color="true" style:font-name="Liberation Serif1" fo:font-family="'Liberation Serif', 'Times New Roman'" style:font-family-generic="roman" fo:font-size="12pt" fo:language="ru" fo:country="RU" style:letter-kerning="true" style:font-name-asian="DejaVu Sans1" style:font-family-asian="'DejaVu Sans', 'Times New Roman'" style:font-pitch-asian="variable" style:font-size-asian="12pt" style:language-asian="zh" style:country-asian="CN" style:font-name-complex="FreeSans2" style:font-family-complex="FreeSans, Arial" style:font-family-generic-complex="swiss"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_20__28_user_29_" style:default-outline-level="1" style:class="text">
      <style:paragraph-properties fo:margin-top="0.1665in" fo:margin-bottom="0.0835in" loext:contextual-spacing="false" fo:text-align="center"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style>
    <style:style style:name="Text_20_body_20__28_user_29_" style:display-name="Text body (user)" style:family="paragraph" style:parent-style-name="Standard_20__28_user_29_">
      <style:paragraph-properties fo:margin-top="0in" fo:margin-bottom="0.0972in" loext:contextual-spacing="false" fo:line-height="115%"/>
    </style:style>
    <style:style style:name="Название_20_объекта" style:display-name="Название объекта" style:family="paragraph" style:parent-style-name="Standard_20__28_user_29_">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Arial" style:font-family-generic-complex="swiss" style:font-size-complex="12pt" style:font-style-complex="italic"/>
    </style:style>
    <style:style style:name="forward" style:family="paragraph" style:parent-style-name="Standard_20__28_user_29_">
      <style:paragraph-properties fo:margin-left="0in" fo:margin-right="0in" fo:text-indent="0in" style:auto-text-indent="false"/>
      <style:text-properties fo:language="ru" fo:country="RU" fo:font-style="normal" style:font-style-asian="normal" style:font-style-complex="normal"/>
    </style:style>
    <style:style style:name="Header" style:family="paragraph" style:parent-style-name="Standard_20__28_user_29_" style:class="extra">
      <style:paragraph-properties fo:margin-left="0in" fo:margin-right="0in" fo:text-align="center" style:justify-single-word="false" fo:text-indent="0in" style:auto-text-indent="false" text:number-lines="false" text:line-number="0"/>
    </style:style>
    <style:style style:name="indent-big" style:family="paragraph" style:parent-style-name="Standard_20__28_user_29_">
      <style:paragraph-properties fo:margin-left="0in" fo:margin-right="0in" fo:text-align="center" style:justify-single-word="false" fo:text-indent="2.2402in" style:auto-text-indent="false"/>
      <style:text-properties fo:language="ru" fo:country="RU" fo:font-style="normal" style:font-style-asian="normal" style:font-style-complex="normal"/>
    </style:style>
    <style:style style:name="big-left-indent" style:family="paragraph" style:parent-style-name="indent-big">
      <style:paragraph-properties fo:margin-left="0in" fo:margin-right="0in" fo:text-align="start" style:justify-single-word="false" fo:text-indent="4.2402in" style:auto-text-indent="false"/>
    </style:style>
    <style:style style:name="Figure" style:family="paragraph" style:parent-style-name="Название_20_объекта" style:class="extra"/>
    <style:style style:name="Footer" style:family="paragraph" style:parent-style-name="Standard_20__28_user_29_" style:class="extra">
      <style:paragraph-properties text:number-lines="false" text:line-number="0"/>
    </style:style>
    <style:style style:name="center" style:family="paragraph" style:parent-style-name="forward">
      <style:paragraph-properties fo:text-align="center" style:justify-single-word="false"/>
      <style:text-properties fo:font-variant="small-caps"/>
    </style:style>
    <style:style style:name="center-norm" style:family="paragraph" style:parent-style-name="center">
      <style:paragraph-properties fo:text-align="center" style:justify-single-word="false"/>
      <style:text-properties fo:font-variant="normal" fo:text-transform="none"/>
    </style:style>
    <style:style style:name="caps" style:family="paragraph" style:parent-style-name="indent-big">
      <style:paragraph-properties fo:margin-left="0in" fo:margin-right="0in" fo:text-align="start" style:justify-single-word="false" fo:text-indent="2.1in" style:auto-text-indent="false"/>
      <style:text-properties fo:text-transform="upperca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Основной_20_шрифт_20_абзаца" style:display-name="Основной шрифт абзаца" style:family="text"/>
    <style:style style:name="Source_20_Text" style:display-name="Source Text" style:family="text">
      <style:text-properties style:font-name="Liberation Mono" fo:font-family="'Liberation Mono', 'MS Gothic'" style:font-family-generic="modern" style:font-name-asian="Liberation Mono" style:font-family-asian="'Liberation Mono', 'MS Gothic'" style:font-family-generic-asian="modern" style:font-name-complex="Liberation Mono" style:font-family-complex="'Liberation Mono', 'MS Gothic'" style:font-family-generic-complex="modern"/>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20-10-07T22:16:00</meta:creation-date>
    <dc:date>2021-05-22T20:30:48.874682974</dc:date>
    <meta:editing-cycles>57</meta:editing-cycles>
    <meta:editing-duration>P7DT2H53M11S</meta:editing-duration>
    <meta:generator>LibreOffice/6.1.5.2$Linux_X86_64 LibreOffice_project/10$Build-2</meta:generator>
    <meta:document-statistic meta:table-count="0" meta:image-count="4" meta:object-count="0" meta:page-count="16" meta:paragraph-count="127" meta:word-count="6303" meta:character-count="43981" meta:non-whitespace-character-count="37689"/>
  </office:meta>
</office:document-meta>
</file>